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a73" officeooo:paragraph-rsid="00015a73"/>
    </style:style>
    <style:style style:name="P2" style:family="paragraph" style:parent-style-name="Standard">
      <style:text-properties officeooo:rsid="00034e00" officeooo:paragraph-rsid="00034e00"/>
    </style:style>
    <style:style style:name="P3" style:family="paragraph" style:parent-style-name="Standard">
      <style:text-properties officeooo:rsid="0006d123" officeooo:paragraph-rsid="0006d123"/>
    </style:style>
    <style:style style:name="P4" style:family="paragraph" style:parent-style-name="Standard">
      <style:text-properties officeooo:rsid="0007079c" officeooo:paragraph-rsid="0007079c"/>
    </style:style>
    <style:style style:name="P5" style:family="paragraph" style:parent-style-name="Standard">
      <style:text-properties officeooo:rsid="00094a26" officeooo:paragraph-rsid="00094a26"/>
    </style:style>
    <style:style style:name="P6" style:family="paragraph" style:parent-style-name="Standard">
      <style:text-properties officeooo:rsid="000be090" officeooo:paragraph-rsid="000be090"/>
    </style:style>
    <style:style style:name="P7" style:family="paragraph" style:parent-style-name="Standard">
      <style:text-properties officeooo:rsid="000d6efb" officeooo:paragraph-rsid="000d6efb"/>
    </style:style>
    <style:style style:name="P8" style:family="paragraph" style:parent-style-name="Standard">
      <style:text-properties officeooo:rsid="000daf50" officeooo:paragraph-rsid="000daf50"/>
    </style:style>
    <style:style style:name="P9" style:family="paragraph" style:parent-style-name="Standard" style:list-style-name="L1">
      <style:text-properties officeooo:rsid="000daf50" officeooo:paragraph-rsid="000daf50"/>
    </style:style>
    <style:style style:name="P10" style:family="paragraph" style:parent-style-name="Standard">
      <style:text-properties officeooo:rsid="000eea93" officeooo:paragraph-rsid="000eea93"/>
    </style:style>
    <style:style style:name="P11" style:family="paragraph" style:parent-style-name="Standard" style:list-style-name="L2">
      <style:text-properties officeooo:rsid="000eea93" officeooo:paragraph-rsid="000eea93"/>
    </style:style>
    <style:style style:name="P12" style:family="paragraph" style:parent-style-name="Standard" style:list-style-name="L2">
      <style:text-properties officeooo:rsid="000f197c" officeooo:paragraph-rsid="000f197c"/>
    </style:style>
    <style:style style:name="P13" style:family="paragraph" style:parent-style-name="Standard">
      <style:text-properties officeooo:rsid="000f197c" officeooo:paragraph-rsid="000f197c"/>
    </style:style>
    <style:style style:name="P14" style:family="paragraph" style:parent-style-name="Standard">
      <style:text-properties officeooo:rsid="000f48a8" officeooo:paragraph-rsid="000f48a8"/>
    </style:style>
    <style:style style:name="P15" style:family="paragraph" style:parent-style-name="Standard" style:list-style-name="L3">
      <style:text-properties officeooo:rsid="000f48a8" officeooo:paragraph-rsid="000f48a8"/>
    </style:style>
    <style:style style:name="P16" style:family="paragraph" style:parent-style-name="Standard" style:list-style-name="L3">
      <style:text-properties officeooo:rsid="0010e733" officeooo:paragraph-rsid="0010e733"/>
    </style:style>
    <style:style style:name="P17" style:family="paragraph" style:parent-style-name="Standard">
      <style:text-properties officeooo:rsid="0010e733" officeooo:paragraph-rsid="0010e733"/>
    </style:style>
    <style:style style:name="P18" style:family="paragraph" style:parent-style-name="Standard">
      <style:text-properties officeooo:rsid="0012c5aa" officeooo:paragraph-rsid="0012c5aa"/>
    </style:style>
    <style:style style:name="P19" style:family="paragraph" style:parent-style-name="Standard">
      <style:text-properties fo:font-weight="bold" officeooo:rsid="001392c1" officeooo:paragraph-rsid="001392c1" style:font-weight-asian="bold" style:font-weight-complex="bold"/>
    </style:style>
    <style:style style:name="P20" style:family="paragraph" style:parent-style-name="Standard">
      <style:text-properties fo:font-weight="bold" officeooo:rsid="00153a57" officeooo:paragraph-rsid="00153a57" style:font-weight-asian="bold" style:font-weight-complex="bold"/>
    </style:style>
    <style:style style:name="P21" style:family="paragraph" style:parent-style-name="Standard" style:list-style-name="L4">
      <style:text-properties fo:font-weight="bold" officeooo:rsid="00153a57" officeooo:paragraph-rsid="00153a57" style:font-weight-asian="bold" style:font-weight-complex="bold"/>
    </style:style>
    <style:style style:name="P22" style:family="paragraph" style:parent-style-name="Standard">
      <style:text-properties fo:font-weight="bold" officeooo:rsid="0016d6ba" officeooo:paragraph-rsid="001b9e78" style:font-weight-asian="bold" style:font-weight-complex="bold"/>
    </style:style>
    <style:style style:name="P23" style:family="paragraph" style:parent-style-name="Standard">
      <style:text-properties fo:font-weight="bold" officeooo:rsid="001b9e78" officeooo:paragraph-rsid="001b9e78" style:font-weight-asian="bold" style:font-weight-complex="bold"/>
    </style:style>
    <style:style style:name="P24" style:family="paragraph" style:parent-style-name="Standard" style:list-style-name="L5">
      <style:text-properties fo:font-weight="bold" officeooo:rsid="001d602e" officeooo:paragraph-rsid="001d602e" style:font-weight-asian="bold" style:font-weight-complex="bold"/>
    </style:style>
    <style:style style:name="P25" style:family="paragraph" style:parent-style-name="Standard">
      <style:text-properties fo:font-weight="bold" officeooo:rsid="001d602e" officeooo:paragraph-rsid="001d602e" style:font-weight-asian="bold" style:font-weight-complex="bold"/>
    </style:style>
    <style:style style:name="P26" style:family="paragraph" style:parent-style-name="Standard">
      <style:text-properties fo:font-weight="bold" officeooo:rsid="001f2216" officeooo:paragraph-rsid="001f221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2332" style:font-weight-asian="normal" style:font-weight-complex="normal"/>
    </style:style>
    <style:style style:name="T4" style:family="text">
      <style:text-properties fo:font-weight="normal" officeooo:rsid="000b1753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857ba" style:font-weight-asian="normal" style:font-weight-complex="normal"/>
    </style:style>
    <style:style style:name="T7" style:family="text">
      <style:text-properties style:text-underline-style="none" fo:font-weight="normal" officeooo:rsid="000f48a8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0857ba" style:font-weight-asian="bold" style:font-weight-complex="bold"/>
    </style:style>
    <style:style style:name="T10" style:family="text">
      <style:text-properties style:text-underline-style="none" fo:font-weight="bold" officeooo:rsid="000f48a8" style:font-weight-asian="bold" style:font-weight-complex="bold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77a53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97156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1a6f17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c1382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none" officeooo:rsid="00197156" style:font-style-asian="normal" style:font-style-complex="normal"/>
    </style:style>
    <style:style style:name="T20" style:family="text">
      <style:text-properties fo:font-style="normal" style:text-underline-style="none" officeooo:rsid="001c1382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Órgãos decisórios</text:span><text:span text:style-name="T2"> do MERCOSUL (CMC</text:span>, GMC e CCM) tomam suas decisões mediante <text:span text:style-name="T1">consenso</text:span><text:span text:style-name="T2">.</text:span></text:p>
      <text:p text:style-name="P1"><text:span text:style-name="T2"/></text:p>
      <text:p text:style-name="P2"><text:span text:style-name="T2">CMC é integrado pelos MREs e MEs, </text:span><text:span text:style-name="T3">ou equivalentes.</text:span></text:p>
      <text:p text:style-name="P2"><text:span text:style-name="T3"/></text:p>
      <text:p text:style-name="P3"><text:span text:style-name="T4">Todos os órgãos do MERCOSUL </text:span><text:span text:style-name="T2">são </text:span><text:span text:style-name="T1">intergovernamentais</text:span><text:span text:style-name="T2">.</text:span></text:p>
      <text:p text:style-name="P3"><text:span text:style-name="T2"/></text:p>
      <text:p text:style-name="P4"><text:span text:style-name="T2">O </text:span><text:span text:style-name="T8">sistema de solução de controvérsias </text:span><text:span text:style-name="T5">do MERCOSUL foi estabelecido pelo </text:span><text:span text:style-name="T8">Protocolo de Olivos</text:span><text:span text:style-name="T5">.</text:span></text:p>
      <text:p text:style-name="P4"><text:span text:style-name="T5"/></text:p>
      <text:p text:style-name="P4"><text:span text:style-name="T5">O </text:span><text:span text:style-name="T8">Protocolo de Ouro Preto</text:span><text:span text:style-name="T5"> deu </text:span><text:span text:style-name="T8">PJ</text:span><text:span text:style-name="T5"> ao MERCOSUL e definiu </text:span><text:span text:style-name="T6">sua</text:span><text:span text:style-name="T5"> </text:span><text:span text:style-name="T8">estrutura institucional </text:span><text:span text:style-name="T9">definitiva</text:span><text:span text:style-name="T6">.</text:span></text:p>
      <text:p text:style-name="P4"><text:span text:style-name="T6"/></text:p>
      <text:p text:style-name="P5"><text:span text:style-name="T6">A </text:span><text:span text:style-name="T5">Comissão Parlamentar Conjunta (CPC) foi criada pelo Protocolo de Ouro Preto, </text:span><text:span text:style-name="T8">mas não existe mais</text:span><text:span text:style-name="T5">, foi substituída pelo Parlamento do MERCOSUL.</text:span></text:p>
      <text:p text:style-name="P5"><text:span text:style-name="T5"/></text:p>
      <text:p text:style-name="P6"><text:span text:style-name="T5">A CPC </text:span><text:span text:style-name="T8">não</text:span><text:span text:style-name="T5"> possuía representação proporcional ao número de habitantes de cada Estado-parte.</text:span></text:p>
      <text:p text:style-name="P6"><text:span text:style-name="T5"/></text:p>
      <text:p text:style-name="P7"><text:span text:style-name="T5">No </text:span><text:span text:style-name="T8">Protocolo Constitutivo do Parlamento do MERCOSUL</text:span><text:span text:style-name="T5"> há expressamente o princípio do tratamento especial e diferenciado a países de economias menores.</text:span></text:p>
      <text:p text:style-name="P7"><text:span text:style-name="T5"/></text:p>
      <text:p text:style-name="P8"><text:span text:style-name="T5">Cálculo da </text:span><text:span text:style-name="T8">margem de preferência</text:span><text:span text:style-name="T5">:</text:span></text:p>
      <text:list xml:id="list3561118044" text:style-name="L1">
        <text:list-item>
          <text:p text:style-name="P9"><text:span text:style-name="T5">na </text:span><text:span text:style-name="T8">OMC</text:span><text:span text:style-name="T5"> → ex.: II = 30%, margem = 10% → imposto devido = 30%-10% = 20%;</text:span></text:p>
        </text:list-item>
        <text:list-item>
          <text:p text:style-name="P9"><text:span text:style-name="T5">na </text:span><text:span text:style-name="T8">ALADI</text:span><text:span text:style-name="T5"> → ex.: II = 30%, margem = 10% → imposto devido = 30% - 30% x 10% = 27%.</text:span></text:p>
        </text:list-item>
      </text:list>
      <text:p text:style-name="P8"><text:span text:style-name="T5"/></text:p>
      <text:p text:style-name="P10"><text:span text:style-name="T5">No </text:span><text:span text:style-name="T7">comércio </text:span><text:span text:style-name="T10">intrabloco</text:span><text:span text:style-name="T7"> do </text:span><text:span text:style-name="T5">MERCOSUL:</text:span></text:p>
      <text:list xml:id="list1398233116" text:style-name="L2">
        <text:list-item>
          <text:p text:style-name="P11"><text:span text:style-name="T5">direitos </text:span><text:span text:style-name="T11">antidumping</text:span><text:span text:style-name="T12"> e medidas compensatórias → permitida a aplicação </text:span><text:span text:style-name="T17">entre membros</text:span><text:span text:style-name="T12">; [o que vai contra o Art. XXIV do GATT…]</text:span></text:p>
        </text:list-item>
        <text:list-item>
          <text:p text:style-name="P12"><text:span text:style-name="T12">medidas de salvaguarda → permitida</text:span><text:span text:style-name="T17"> </text:span><text:span text:style-name="T12">entre Brasil x Argentina, ao amparo do MAC.</text:span></text:p>
        </text:list-item>
      </text:list>
      <text:p text:style-name="P13"><text:span text:style-name="T12"/></text:p>
      <text:p text:style-name="P14"><text:span text:style-name="T12">No comércio MERCOSUL x terceiros países:</text:span></text:p>
      <text:list xml:id="list201790570" text:style-name="L3">
        <text:list-item>
          <text:p text:style-name="P15"><text:span text:style-name="T17">em teoria</text:span><text:span text:style-name="T12">, direitos </text:span><text:span text:style-name="T11">antidumping</text:span><text:span text:style-name="T12"> e medidas compensatórias deveriam ser aplicadas </text:span><text:span text:style-name="T17">em bloco</text:span><text:span text:style-name="T12">;</text:span></text:p>
        </text:list-item>
        <text:list-item>
          <text:p text:style-name="P15"><text:span text:style-name="T17">na prática</text:span><text:span text:style-name="T12">, cada país do bloco, </text:span><text:span text:style-name="T17">individualmente</text:span><text:span text:style-name="T12">, aplica direitos </text:span><text:span text:style-name="T11">antidumping</text:span><text:span text:style-name="T12"> e medidas compensatórias contra terceiros países;</text:span></text:p>
        </text:list-item>
        <text:list-item>
          <text:p text:style-name="P16"><text:span text:style-name="T12">quanto a </text:span><text:span text:style-name="T21">medidas de salvaguarda</text:span><text:span text:style-name="T12">, </text:span><text:span text:style-name="T17">já existe</text:span><text:span text:style-name="T12"> possibilidade de aplicação unificada pelo MERCOSUL contra terceiros países (Decisão CMC 17/96).</text:span></text:p>
        </text:list-item>
      </text:list>
      <text:p text:style-name="P17"><text:span text:style-name="T12"/></text:p>
      <text:p text:style-name="P18"><text:span text:style-name="T12">Entendimento da ESAF → MAC </text:span><text:span text:style-name="T17">não</text:span><text:span text:style-name="T12"> pode ser considerado como barreira comercial intra-MERCOSUL, pois trata-se de </text:span><text:span text:style-name="T21">mecanismo bilateral</text:span><text:span text:style-name="T12"> existente entre Brasil e Argentina.</text:span></text:p>
      <text:p text:style-name="P18"><text:span text:style-name="T12"/></text:p>
      <text:p text:style-name="P19"><text:span text:style-name="T18">Protocolo de Montevidéu</text:span><text:span text:style-name="T12"> → liberalização do comércio </text:span><text:span text:style-name="T18">de serviços</text:span><text:span text:style-name="T12"> no MERCOSUL.</text:span></text:p>
      <text:p text:style-name="P19"><text:span text:style-name="T12"/></text:p>
      <text:p text:style-name="P20"><text:span text:style-name="T12">Exceções à TEC:</text:span></text:p>
      <text:list xml:id="list3620288168" text:style-name="L4">
        <text:list-item>
          <text:p text:style-name="P21"><text:span text:style-name="T12">Brasil e Argentina → até final de 2021 → 100 códigos;</text:span></text:p>
        </text:list-item>
        <text:list-item>
          <text:p text:style-name="P21"><text:span text:style-name="T12">Uruguai → até final de 2022 → 225 códigos;</text:span></text:p>
        </text:list-item>
        <text:list-item>
          <text:p text:style-name="P21"><text:span text:style-name="T12">Venezuela → até final de 2016 → 260 códigos</text:span></text:p>
        </text:list-item>
        <text:list-item>
          <text:p text:style-name="P21"><text:span text:style-name="T12">Venezuela → até final de 2017 → 160 códigos;</text:span></text:p>
        </text:list-item>
        <text:list-item>
          <text:p text:style-name="P21"><text:span text:style-name="T12">Paraguai → até final de 2023 → 649 códigos.</text:span></text:p>
        </text:list-item>
      </text:list>
      <text:p text:style-name="P22"><text:span text:style-name="T12">Países podem modificar, </text:span><text:span text:style-name="T18">a cada 6 meses</text:span><text:span text:style-name="T12">, </text:span><text:span text:style-name="T18">até 20%</text:span><text:span text:style-name="T12"> d</text:span><text:span text:style-name="T13">esses</text:span><text:span text:style-name="T12"> códigos tarifários, </text:span><text:span text:style-name="T14">e devem </text:span><text:span text:style-name="T19">valorizar a oferta exportável</text:span><text:span text:style-name="T14"> existente no MERCOSUL </text:span><text:span text:style-name="T15">(não cobrar alíquota inferior ao do parceiro no bloco)</text:span><text:span text:style-name="T14">.</text:span></text:p>
      <text:p text:style-name="P22"><text:span text:style-name="T14"/></text:p>
      <text:p text:style-name="P23"><text:span text:style-name="T19">E</text:span><text:span text:style-name="T18">x-tarifário</text:span><text:span text:style-name="T12"> → redução do II na importação de BK&amp;BIT </text:span><text:span text:style-name="T16">que </text:span><text:span text:style-name="T20">não</text:span><text:span text:style-name="T16"> tenham produção nacional.</text:span></text:p>
      <text:list xml:id="list3853539093" text:style-name="L5">
        <text:list-item>
          <text:p text:style-name="P24"><text:soft-page-break/><text:span text:style-name="T16">I</text:span><text:span text:style-name="T12">I fica reduzido a 2%;</text:span></text:p>
        </text:list-item>
        <text:list-item>
          <text:p text:style-name="P24"><text:span text:style-name="T12">redução tem vigência de 2 anos.</text:span></text:p>
        </text:list-item>
      </text:list>
      <text:p text:style-name="P25"><text:span text:style-name="T12"/></text:p>
      <text:p text:style-name="P26"><text:span text:style-name="T18">Perfuração à TEC</text:span><text:span text:style-name="T12"> → quando no MERCOSUL é aprovada uma norma estabelecendo um nível de TEC </text:span><text:span text:style-name="T18">superior </text:span><text:span text:style-name="T12">ao </text:span><text:span text:style-name="T21">consolidado na OMC</text:span><text:span text:style-name="T12">, prevalece, para esse Estado-parte, a </text:span><text:span text:style-name="T18">tarifa consolidada</text:span><text:span text:style-name="T1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5T22:11:15.766000000</dc:date>
    <meta:editing-duration>PT1H1M8S</meta:editing-duration>
    <meta:editing-cycles>26</meta:editing-cycles>
    <meta:document-statistic meta:table-count="0" meta:image-count="0" meta:object-count="0" meta:page-count="2" meta:paragraph-count="31" meta:word-count="429" meta:character-count="2569" meta:non-whitespace-character-count="2185"/>
  </office:meta>
</office:document-meta>
</file>